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34.304cm" svg:height="9.009cm" svg:x="6.866cm" svg:y="29.283cm">
            <draw:object draw:notify-on-update-of-ranges="Foglio1.B2:Foglio1.B105 Foglio1.C2:Foglio1.C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float" office:value="0.0044675">
            <text:p>0,0044675</text:p>
          </table:table-cell>
          <table:table-cell/>
        </table:table-row>
        <table:table-row table:style-name="ro2">
          <table:table-cell/>
          <table:table-cell office:value-type="float" office:value="10.0045">
            <text:p>10,0045</text:p>
          </table:table-cell>
          <table:table-cell/>
        </table:table-row>
        <table:table-row table:style-name="ro2">
          <table:table-cell/>
          <table:table-cell office:value-type="float" office:value="2.50112">
            <text:p>2,50112</text:p>
          </table:table-cell>
          <table:table-cell/>
        </table:table-row>
        <table:table-row table:style-name="ro2">
          <table:table-cell/>
          <table:table-cell office:value-type="float" office:value="0.871083">
            <text:p>0,871083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.00670125">
            <text:p>0,00670125</text:p>
          </table:table-cell>
        </table:table-row>
        <table:table-row table:style-name="ro2">
          <table:table-cell/>
          <table:table-cell office:value-type="float" office:value="3.33333">
            <text:p>3,33333</text:p>
          </table:table-cell>
          <table:table-cell office:value-type="float" office:value="0.0132671">
            <text:p>0,0132671</text:p>
          </table:table-cell>
        </table:table-row>
        <table:table-row table:style-name="ro2">
          <table:table-cell/>
          <table:table-cell office:value-type="float" office:value="3.33333">
            <text:p>3,33333</text:p>
          </table:table-cell>
          <table:table-cell office:value-type="float" office:value="0.00442235">
            <text:p>0,0044223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.50111">
            <text:p>2,50111</text:p>
          </table:table-cell>
        </table:table-row>
        <table:table-row table:style-name="ro2">
          <table:table-cell/>
          <table:table-cell office:value-type="float" office:value="3.19434">
            <text:p>3,1943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.59717">
            <text:p>1,59717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.33333">
            <text:p>3,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899546">
            <text:p>0,89954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.6986">
            <text:p>32,698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.24786">
            <text:p>1,2478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.6719">
            <text:p>3,671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.69606">
            <text:p>5,69606</text:p>
          </table:table-cell>
        </table:table-row>
        <table:table-row table:style-name="ro2">
          <table:table-cell/>
          <table:table-cell office:value-type="float" office:value="2.5">
            <text:p>2,5</text:p>
          </table:table-cell>
          <table:table-cell office:value-type="float" office:value="4.19735">
            <text:p>4,19735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.88058">
            <text:p>5,88058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.28961">
            <text:p>4,2896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.63992">
            <text:p>5,63992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5.86276">
            <text:p>5,86276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494062">
            <text:p>0,49406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7.30136">
            <text:p>7,30136</text:p>
          </table:table-cell>
        </table:table-row>
        <table:table-row table:style-name="ro2">
          <table:table-cell/>
          <table:table-cell office:value-type="float" office:value="34.6612">
            <text:p>34,6612</text:p>
          </table:table-cell>
          <table:table-cell office:value-type="float" office:value="2.30136">
            <text:p>2,30136</text:p>
          </table:table-cell>
        </table:table-row>
        <table:table-row table:style-name="ro2">
          <table:table-cell/>
          <table:table-cell office:value-type="float" office:value="10.6756">
            <text:p>10,6756</text:p>
          </table:table-cell>
          <table:table-cell office:value-type="float" office:value="2.30136">
            <text:p>2,30136</text:p>
          </table:table-cell>
        </table:table-row>
        <table:table-row table:style-name="ro2">
          <table:table-cell/>
          <table:table-cell office:value-type="float" office:value="55.2655">
            <text:p>55,2655</text:p>
          </table:table-cell>
          <table:table-cell office:value-type="float" office:value="7.30136">
            <text:p>7,30136</text:p>
          </table:table-cell>
        </table:table-row>
        <table:table-row table:style-name="ro2">
          <table:table-cell/>
          <table:table-cell office:value-type="float" office:value="1.33972">
            <text:p>1,33972</text:p>
          </table:table-cell>
          <table:table-cell office:value-type="float" office:value="7.30136">
            <text:p>7,30136</text:p>
          </table:table-cell>
        </table:table-row>
        <table:table-row table:style-name="ro2">
          <table:table-cell/>
          <table:table-cell office:value-type="float" office:value="0.175038">
            <text:p>0,175038</text:p>
          </table:table-cell>
          <table:table-cell office:value-type="float" office:value="7.30136">
            <text:p>7,30136</text:p>
          </table:table-cell>
        </table:table-row>
        <table:table-row table:style-name="ro2">
          <table:table-cell/>
          <table:table-cell office:value-type="float" office:value="22.5257">
            <text:p>22,5257</text:p>
          </table:table-cell>
          <table:table-cell office:value-type="float" office:value="2.30136">
            <text:p>2,30136</text:p>
          </table:table-cell>
        </table:table-row>
        <table:table-row table:style-name="ro2">
          <table:table-cell/>
          <table:table-cell office:value-type="float" office:value="7.39026">
            <text:p>7,39026</text:p>
          </table:table-cell>
          <table:table-cell office:value-type="float" office:value="6.38312">
            <text:p>6,38312</text:p>
          </table:table-cell>
        </table:table-row>
        <table:table-row table:style-name="ro2">
          <table:table-cell/>
          <table:table-cell office:value-type="float" office:value="6.73635">
            <text:p>6,73635</text:p>
          </table:table-cell>
          <table:table-cell office:value-type="float" office:value="7.26013">
            <text:p>7,26013</text:p>
          </table:table-cell>
        </table:table-row>
        <table:table-row table:style-name="ro2">
          <table:table-cell/>
          <table:table-cell office:value-type="float" office:value="0.172196">
            <text:p>0,172196</text:p>
          </table:table-cell>
          <table:table-cell office:value-type="float" office:value="12.6986">
            <text:p>12,6986</text:p>
          </table:table-cell>
        </table:table-row>
        <table:table-row table:style-name="ro2">
          <table:table-cell/>
          <table:table-cell office:value-type="float" office:value="0.055041">
            <text:p>0,055041</text:p>
          </table:table-cell>
          <table:table-cell office:value-type="float" office:value="12.6986">
            <text:p>12,6986</text:p>
          </table:table-cell>
        </table:table-row>
        <table:table-row table:style-name="ro2">
          <table:table-cell/>
          <table:table-cell office:value-type="float" office:value="0.055041">
            <text:p>0,055041</text:p>
          </table:table-cell>
          <table:table-cell office:value-type="float" office:value="7.69864">
            <text:p>7,69864</text:p>
          </table:table-cell>
        </table:table-row>
        <table:table-row table:style-name="ro2">
          <table:table-cell/>
          <table:table-cell office:value-type="float" office:value="0.0116438">
            <text:p>0,0116438</text:p>
          </table:table-cell>
          <table:table-cell office:value-type="float" office:value="7.69864">
            <text:p>7,69864</text:p>
          </table:table-cell>
        </table:table-row>
        <table:table-row table:style-name="ro2">
          <table:table-cell/>
          <table:table-cell office:value-type="float" office:value="11.3756">
            <text:p>11,3756</text:p>
          </table:table-cell>
          <table:table-cell office:value-type="float" office:value="12.6986">
            <text:p>12,6986</text:p>
          </table:table-cell>
        </table:table-row>
        <table:table-row table:style-name="ro2">
          <table:table-cell/>
          <table:table-cell office:value-type="float" office:value="25.1321">
            <text:p>25,1321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4.39581">
            <text:p>4,39581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4.42415">
            <text:p>4,424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41.1249">
            <text:p>41,1249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23.552">
            <text:p>23,552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5.88416">
            <text:p>5,88416</text:p>
          </table:table-cell>
          <table:table-cell office:value-type="float" office:value="2.34419">
            <text:p>2,34419</text:p>
          </table:table-cell>
        </table:table-row>
        <table:table-row table:style-name="ro2">
          <table:table-cell/>
          <table:table-cell office:value-type="float" office:value="21.1795">
            <text:p>21,1795</text:p>
          </table:table-cell>
          <table:table-cell office:value-type="float" office:value="15.3755">
            <text:p>15,3755</text:p>
          </table:table-cell>
        </table:table-row>
        <table:table-row table:style-name="ro2">
          <table:table-cell/>
          <table:table-cell office:value-type="float" office:value="3.14409">
            <text:p>3,14409</text:p>
          </table:table-cell>
          <table:table-cell office:value-type="float" office:value="5.36165">
            <text:p>5,36165</text:p>
          </table:table-cell>
        </table:table-row>
        <table:table-row table:style-name="ro2">
          <table:table-cell/>
          <table:table-cell office:value-type="float" office:value="6.62045">
            <text:p>6,62045</text:p>
          </table:table-cell>
          <table:table-cell office:value-type="float" office:value="6.49393">
            <text:p>6,49393</text:p>
          </table:table-cell>
        </table:table-row>
        <table:table-row table:style-name="ro2">
          <table:table-cell/>
          <table:table-cell office:value-type="float" office:value="29.9686">
            <text:p>29,9686</text:p>
          </table:table-cell>
          <table:table-cell office:value-type="float" office:value="3.2627">
            <text:p>3,2627</text:p>
          </table:table-cell>
        </table:table-row>
        <table:table-row table:style-name="ro2">
          <table:table-cell/>
          <table:table-cell office:value-type="float" office:value="29.9686">
            <text:p>29,9686</text:p>
          </table:table-cell>
          <table:table-cell office:value-type="float" office:value="3.52703">
            <text:p>3,52703</text:p>
          </table:table-cell>
        </table:table-row>
        <table:table-row table:style-name="ro2">
          <table:table-cell/>
          <table:table-cell office:value-type="float" office:value="29.9675">
            <text:p>29,9675</text:p>
          </table:table-cell>
          <table:table-cell office:value-type="float" office:value="18.6025">
            <text:p>18,6025</text:p>
          </table:table-cell>
        </table:table-row>
        <table:table-row table:style-name="ro2">
          <table:table-cell/>
          <table:table-cell office:value-type="float" office:value="0.0325251">
            <text:p>0,0325251</text:p>
          </table:table-cell>
          <table:table-cell office:value-type="float" office:value="3.6972">
            <text:p>3,6972</text:p>
          </table:table-cell>
        </table:table-row>
        <table:table-row table:style-name="ro2">
          <table:table-cell/>
          <table:table-cell office:value-type="float" office:value="0.0670583">
            <text:p>0,067058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494429">
            <text:p>0,0494429</text:p>
          </table:table-cell>
          <table:table-cell office:value-type="float" office:value="0.160716">
            <text:p>0,160716</text:p>
          </table:table-cell>
        </table:table-row>
        <table:table-row table:style-name="ro2">
          <table:table-cell/>
          <table:table-cell office:value-type="float" office:value="0.0667292">
            <text:p>0,0667292</text:p>
          </table:table-cell>
          <table:table-cell office:value-type="float" office:value="3.95256">
            <text:p>3,95256</text:p>
          </table:table-cell>
        </table:table-row>
        <table:table-row table:style-name="ro2">
          <table:table-cell/>
          <table:table-cell office:value-type="float" office:value="0.108879">
            <text:p>0,108879</text:p>
          </table:table-cell>
          <table:table-cell office:value-type="float" office:value="1.21038">
            <text:p>1,21038</text:p>
          </table:table-cell>
        </table:table-row>
        <table:table-row table:style-name="ro2">
          <table:table-cell/>
          <table:table-cell office:value-type="float" office:value="11.4865">
            <text:p>11,4865</text:p>
          </table:table-cell>
          <table:table-cell office:value-type="float" office:value="9.70368">
            <text:p>9,70368</text:p>
          </table:table-cell>
        </table:table-row>
        <table:table-row table:style-name="ro2">
          <table:table-cell/>
          <table:table-cell office:value-type="float" office:value="12.5448">
            <text:p>12,5448</text:p>
          </table:table-cell>
          <table:table-cell office:value-type="float" office:value="30.1607">
            <text:p>30,1607</text:p>
          </table:table-cell>
        </table:table-row>
        <table:table-row table:style-name="ro2">
          <table:table-cell/>
          <table:table-cell office:value-type="float" office:value="13.7457">
            <text:p>13,7457</text:p>
          </table:table-cell>
          <table:table-cell office:value-type="float" office:value="30.1607">
            <text:p>30,1607</text:p>
          </table:table-cell>
        </table:table-row>
        <table:table-row table:style-name="ro2">
          <table:table-cell/>
          <table:table-cell office:value-type="float" office:value="7.1316">
            <text:p>7,1316</text:p>
          </table:table-cell>
          <table:table-cell office:value-type="float" office:value="30.1607">
            <text:p>30,1607</text:p>
          </table:table-cell>
        </table:table-row>
        <table:table-row table:style-name="ro2">
          <table:table-cell/>
          <table:table-cell office:value-type="float" office:value="19.7576">
            <text:p>19,7576</text:p>
          </table:table-cell>
          <table:table-cell office:value-type="float" office:value="20.1607">
            <text:p>20,1607</text:p>
          </table:table-cell>
        </table:table-row>
        <table:table-row table:style-name="ro2">
          <table:table-cell/>
          <table:table-cell office:value-type="float" office:value="7.81703">
            <text:p>7,81703</text:p>
          </table:table-cell>
          <table:table-cell office:value-type="float" office:value="10.3073">
            <text:p>10,3073</text:p>
          </table:table-cell>
        </table:table-row>
        <table:table-row table:style-name="ro2">
          <table:table-cell/>
          <table:table-cell office:value-type="float" office:value="15.8268">
            <text:p>15,8268</text:p>
          </table:table-cell>
          <table:table-cell/>
        </table:table-row>
        <table:table-row table:style-name="ro2">
          <table:table-cell/>
          <table:table-cell office:value-type="float" office:value="0.165785">
            <text:p>0,165785</text:p>
          </table:table-cell>
          <table:table-cell/>
        </table:table-row>
        <table:table-row table:style-name="ro2">
          <table:table-cell/>
          <table:table-cell office:value-type="float" office:value="22.9779">
            <text:p>22,9779</text:p>
          </table:table-cell>
          <table:table-cell/>
        </table:table-row>
        <table:table-row table:style-name="ro2">
          <table:table-cell/>
          <table:table-cell office:value-type="float" office:value="4.93867">
            <text:p>4,93867</text:p>
          </table:table-cell>
          <table:table-cell/>
        </table:table-row>
        <table:table-row table:style-name="ro2">
          <table:table-cell/>
          <table:table-cell office:value-type="float" office:value="7.29202">
            <text:p>7,29202</text:p>
          </table:table-cell>
          <table:table-cell/>
        </table:table-row>
        <table:table-row table:style-name="ro2">
          <table:table-cell/>
          <table:table-cell office:value-type="float" office:value="4.36961">
            <text:p>4,36961</text:p>
          </table:table-cell>
          <table:table-cell/>
        </table:table-row>
        <table:table-row table:style-name="ro2">
          <table:table-cell/>
          <table:table-cell office:value-type="float" office:value="3.96047">
            <text:p>3,96047</text:p>
          </table:table-cell>
          <table:table-cell/>
        </table:table-row>
        <table:table-row table:style-name="ro2">
          <table:table-cell/>
          <table:table-cell office:value-type="float" office:value="0.128285">
            <text:p>0,128285</text:p>
          </table:table-cell>
          <table:table-cell/>
        </table:table-row>
        <table:table-row table:style-name="ro2">
          <table:table-cell/>
          <table:table-cell office:value-type="float" office:value="41.7976">
            <text:p>41,7976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29.375">
            <text:p>29,375</text:p>
          </table:table-cell>
          <table:table-cell/>
        </table:table-row>
        <table:table-row table:style-name="ro2">
          <table:table-cell/>
          <table:table-cell office:value-type="float" office:value="3.09472">
            <text:p>3,09472</text:p>
          </table:table-cell>
          <table:table-cell/>
        </table:table-row>
        <table:table-row table:style-name="ro2">
          <table:table-cell/>
          <table:table-cell office:value-type="float" office:value="41.2185">
            <text:p>41,2185</text:p>
          </table:table-cell>
          <table:table-cell/>
        </table:table-row>
        <table:table-row table:style-name="ro2">
          <table:table-cell/>
          <table:table-cell office:value-type="float" office:value="10.5717">
            <text:p>10,5717</text:p>
          </table:table-cell>
          <table:table-cell/>
        </table:table-row>
        <table:table-row table:style-name="ro2">
          <table:table-cell/>
          <table:table-cell office:value-type="float" office:value="6.91107">
            <text:p>6,91107</text:p>
          </table:table-cell>
          <table:table-cell/>
        </table:table-row>
        <table:table-row table:style-name="ro2">
          <table:table-cell/>
          <table:table-cell office:value-type="float" office:value="4.05764">
            <text:p>4,05764</text:p>
          </table:table-cell>
          <table:table-cell/>
        </table:table-row>
        <table:table-row table:style-name="ro2">
          <table:table-cell/>
          <table:table-cell office:value-type="float" office:value="11.3525">
            <text:p>11,3525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29T10:15:37</meta:creation-date>
    <dc:date>2016-03-29T11:18:44</dc:date>
    <dc:creator>Hargalaten </dc:creator>
    <meta:editing-duration>PT32M46S</meta:editing-duration>
    <meta:editing-cycles>1</meta:editing-cycles>
    <meta:document-statistic meta:table-count="3" meta:cell-count="16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05cm" svg:height="9.01cm" xlink:href=".." xlink:type="simple" chart:class="chart:line" chart:style-name="ch1">
        <chart:legend chart:legend-position="end" svg:x="31.373cm" svg:y="3.957cm" style:legend-expansion="high" chart:style-name="ch2"/>
        <chart:plot-area chart:style-name="ch3" table:cell-range-address="Foglio1.B2:Foglio1.C105" svg:x="1.136cm" svg:y="0.855cm" svg:width="28.865cm" svg:height="7.555cm">
          <chartooo:coordinate-region svg:x="1.757cm" svg:y="1.054cm" svg:width="28.236cm" svg:height="6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05" chart:class="chart:line">
            <chart:data-point chart:repeated="104"/>
          </chart:series>
          <chart:series chart:style-name="ch7" chart:values-cell-range-address="Foglio1.C2:Foglio1.C105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4675">
                <text:p>0.0044675</text:p>
                <draw:g>
                  <svg:desc>Foglio1.B2:Foglio1.B105</svg:desc>
                </draw:g>
              </table:table-cell>
              <table:table-cell office:value-type="float" office:value="NaN">
                <text:p>NaN</text:p>
                <draw:g>
                  <svg:desc>Foglio1.C2:Foglio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45">
                <text:p>10.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112">
                <text:p>2.5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1083">
                <text:p>0.87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0670125">
                <text:p>0.00670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">
                <text:p>3.33333</text:p>
              </table:table-cell>
              <table:table-cell office:value-type="float" office:value="0.0132671">
                <text:p>0.0132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3333">
                <text:p>3.33333</text:p>
              </table:table-cell>
              <table:table-cell office:value-type="float" office:value="0.00442235">
                <text:p>0.00442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.50111">
                <text:p>2.50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9434">
                <text:p>3.1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717">
                <text:p>1.59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3333">
                <text:p>3.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899546">
                <text:p>0.899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.6986">
                <text:p>32.69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24786">
                <text:p>1.24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6719">
                <text:p>3.6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.69606">
                <text:p>5.69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">
                <text:p>2.5</text:p>
              </table:table-cell>
              <table:table-cell office:value-type="float" office:value="4.19735">
                <text:p>4.19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5.88058">
                <text:p>5.88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4.28961">
                <text:p>4.28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5.63992">
                <text:p>5.63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5.86276">
                <text:p>5.86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0.494062">
                <text:p>0.494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30136">
                <text:p>7.30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6612">
                <text:p>34.6612</text:p>
              </table:table-cell>
              <table:table-cell office:value-type="float" office:value="2.30136">
                <text:p>2.30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756">
                <text:p>10.6756</text:p>
              </table:table-cell>
              <table:table-cell office:value-type="float" office:value="2.30136">
                <text:p>2.30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2655">
                <text:p>55.2655</text:p>
              </table:table-cell>
              <table:table-cell office:value-type="float" office:value="7.30136">
                <text:p>7.30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3972">
                <text:p>1.33972</text:p>
              </table:table-cell>
              <table:table-cell office:value-type="float" office:value="7.30136">
                <text:p>7.30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5038">
                <text:p>0.175038</text:p>
              </table:table-cell>
              <table:table-cell office:value-type="float" office:value="7.30136">
                <text:p>7.30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5257">
                <text:p>22.5257</text:p>
              </table:table-cell>
              <table:table-cell office:value-type="float" office:value="2.30136">
                <text:p>2.30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9026">
                <text:p>7.39026</text:p>
              </table:table-cell>
              <table:table-cell office:value-type="float" office:value="6.38312">
                <text:p>6.383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73635">
                <text:p>6.73635</text:p>
              </table:table-cell>
              <table:table-cell office:value-type="float" office:value="7.26013">
                <text:p>7.26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2196">
                <text:p>0.172196</text:p>
              </table:table-cell>
              <table:table-cell office:value-type="float" office:value="12.6986">
                <text:p>12.69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41">
                <text:p>0.055041</text:p>
              </table:table-cell>
              <table:table-cell office:value-type="float" office:value="12.6986">
                <text:p>12.6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5041">
                <text:p>0.055041</text:p>
              </table:table-cell>
              <table:table-cell office:value-type="float" office:value="7.69864">
                <text:p>7.69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6438">
                <text:p>0.0116438</text:p>
              </table:table-cell>
              <table:table-cell office:value-type="float" office:value="7.69864">
                <text:p>7.69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3756">
                <text:p>11.3756</text:p>
              </table:table-cell>
              <table:table-cell office:value-type="float" office:value="12.6986">
                <text:p>12.6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.1321">
                <text:p>25.13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9581">
                <text:p>4.395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2415">
                <text:p>4.424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1249">
                <text:p>41.12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552">
                <text:p>23.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8416">
                <text:p>5.88416</text:p>
              </table:table-cell>
              <table:table-cell office:value-type="float" office:value="2.34419">
                <text:p>2.34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1795">
                <text:p>21.1795</text:p>
              </table:table-cell>
              <table:table-cell office:value-type="float" office:value="15.3755">
                <text:p>15.3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409">
                <text:p>3.14409</text:p>
              </table:table-cell>
              <table:table-cell office:value-type="float" office:value="5.36165">
                <text:p>5.36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2045">
                <text:p>6.62045</text:p>
              </table:table-cell>
              <table:table-cell office:value-type="float" office:value="6.49393">
                <text:p>6.49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9686">
                <text:p>29.9686</text:p>
              </table:table-cell>
              <table:table-cell office:value-type="float" office:value="3.2627">
                <text:p>3.26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9686">
                <text:p>29.9686</text:p>
              </table:table-cell>
              <table:table-cell office:value-type="float" office:value="3.52703">
                <text:p>3.52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9675">
                <text:p>29.9675</text:p>
              </table:table-cell>
              <table:table-cell office:value-type="float" office:value="18.6025">
                <text:p>18.60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25251">
                <text:p>0.0325251</text:p>
              </table:table-cell>
              <table:table-cell office:value-type="float" office:value="3.6972">
                <text:p>3.6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0583">
                <text:p>0.067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4429">
                <text:p>0.0494429</text:p>
              </table:table-cell>
              <table:table-cell office:value-type="float" office:value="0.160716">
                <text:p>0.160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67292">
                <text:p>0.0667292</text:p>
              </table:table-cell>
              <table:table-cell office:value-type="float" office:value="3.95256">
                <text:p>3.95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8879">
                <text:p>0.108879</text:p>
              </table:table-cell>
              <table:table-cell office:value-type="float" office:value="1.21038">
                <text:p>1.21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865">
                <text:p>11.4865</text:p>
              </table:table-cell>
              <table:table-cell office:value-type="float" office:value="9.70368">
                <text:p>9.70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5448">
                <text:p>12.5448</text:p>
              </table:table-cell>
              <table:table-cell office:value-type="float" office:value="30.1607">
                <text:p>30.1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7457">
                <text:p>13.7457</text:p>
              </table:table-cell>
              <table:table-cell office:value-type="float" office:value="30.1607">
                <text:p>30.16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316">
                <text:p>7.1316</text:p>
              </table:table-cell>
              <table:table-cell office:value-type="float" office:value="30.1607">
                <text:p>30.1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7576">
                <text:p>19.7576</text:p>
              </table:table-cell>
              <table:table-cell office:value-type="float" office:value="20.1607">
                <text:p>20.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81703">
                <text:p>7.81703</text:p>
              </table:table-cell>
              <table:table-cell office:value-type="float" office:value="10.3073">
                <text:p>10.3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8268">
                <text:p>15.8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5785">
                <text:p>0.165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9779">
                <text:p>22.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3867">
                <text:p>4.9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9202">
                <text:p>7.29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6961">
                <text:p>4.36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6047">
                <text:p>3.9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8285">
                <text:p>0.12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7976">
                <text:p>41.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375">
                <text:p>29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9472">
                <text:p>3.0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2185">
                <text:p>41.2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717">
                <text:p>10.5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91107">
                <text:p>6.9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5764">
                <text:p>4.0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3525">
                <text:p>11.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